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Ek Mukta" svg:font-family="'Ek Mukta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ource Han Sans SC" svg:font-family="'Source Han Sans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="solid" draw:fill-color="#dddddd" draw:textarea-horizontal-align="justify" draw:textarea-vertical-align="top" draw:auto-grow-height="false" fo:min-height="3.565cm" fo:min-width="1.664cm" fo:padding-top="0.142cm" fo:padding-bottom="0.142cm" fo:padding-left="0.267cm" fo:padding-right="0.267cm"/>
      <style:paragraph-properties style:writing-mode="lr-tb"/>
    </style:style>
    <style:style style:name="gr2" style:family="graphic" style:parent-style-name="standard">
      <style:graphic-properties svg:stroke-width="0.035cm" svg:stroke-color="#000000" draw:marker-start-width="0.252cm" draw:marker-end-width="0.252cm" draw:fill="solid" draw:fill-color="#dddddd" draw:textarea-horizontal-align="justify" draw:textarea-vertical-align="top" draw:auto-grow-height="false" fo:min-height="6.865cm" fo:min-width="18.299cm" fo:padding-top="0.142cm" fo:padding-bottom="0.142cm" fo:padding-left="0.267cm" fo:padding-right="0.267cm"/>
      <style:paragraph-properties style:writing-mode="lr-tb"/>
    </style:style>
    <style:style style:name="gr3" style:family="graphic" style:parent-style-name="standard">
      <style:graphic-properties svg:stroke-width="0.035cm" svg:stroke-color="#000000" draw:marker-start-width="0.252cm" draw:marker-end-width="0.252cm" draw:fill="solid" draw:fill-color="#eeeeee" draw:textarea-horizontal-align="justify" draw:textarea-vertical-align="top" draw:auto-grow-height="false" fo:min-height="6.238cm" fo:min-width="11.83cm" fo:padding-top="0.142cm" fo:padding-bottom="0.142cm" fo:padding-left="0.267cm" fo:padding-right="0.267cm"/>
      <style:paragraph-properties style:writing-mode="lr-tb"/>
    </style:style>
    <style:style style:name="gr4" style:family="graphic" style:parent-style-name="standard">
      <style:graphic-properties svg:stroke-width="0.035cm" svg:stroke-color="#000000" draw:marker-start-width="0.252cm" draw:marker-end-width="0.252cm" draw:fill="solid" draw:fill-color="#ffffff" draw:textarea-horizontal-align="justify" draw:textarea-vertical-align="top" draw:auto-grow-height="false" fo:min-height="3.75cm" fo:min-width="1.849cm" fo:padding-top="0.142cm" fo:padding-bottom="0.142cm" fo:padding-left="0.267cm" fo:padding-right="0.267cm"/>
      <style:paragraph-properties style:writing-mode="lr-tb"/>
    </style:style>
    <style:style style:name="gr5" style:family="graphic" style:parent-style-name="standard">
      <style:graphic-properties svg:stroke-width="0.035cm" svg:stroke-color="#000000" draw:marker-start-width="0.252cm" draw:marker-end-width="0.252cm" draw:fill="solid" draw:fill-color="#ffffff" draw:textarea-horizontal-align="justify" draw:textarea-vertical-align="middle" draw:auto-grow-height="false" fo:min-height="0.404cm" fo:min-width="0.916cm" fo:padding-top="0.142cm" fo:padding-bottom="0.142cm" fo:padding-left="0.267cm" fo:padding-right="0.267cm"/>
      <style:paragraph-properties style:writing-mode="lr-tb"/>
    </style:style>
    <style:style style:name="gr6" style:family="graphic" style:parent-style-name="standard">
      <style:graphic-properties svg:stroke-width="0.035cm" svg:stroke-color="#000000" draw:marker-start-width="0.252cm" draw:marker-end-width="0.252cm" draw:fill="solid" draw:fill-color="#ffffff" draw:textarea-horizontal-align="justify" draw:textarea-vertical-align="middle" draw:auto-grow-height="false" fo:min-height="1.063cm" fo:min-width="0.813cm" fo:padding-top="0.142cm" fo:padding-bottom="0.142cm" fo:padding-left="0.267cm" fo:padding-right="0.267cm"/>
      <style:paragraph-properties style:writing-mode="lr-tb"/>
    </style:style>
    <style:style style:name="gr7" style:family="graphic" style:parent-style-name="standard">
      <style:graphic-properties svg:stroke-width="0.035cm" svg:stroke-color="#000000" draw:marker-start-width="0.252cm" draw:marker-end-width="0.252cm" draw:fill="solid" draw:fill-color="#ffffff" draw:textarea-horizontal-align="justify" draw:textarea-vertical-align="middle" draw:auto-grow-height="false" fo:min-height="0.404cm" fo:min-width="2.186cm" fo:padding-top="0.142cm" fo:padding-bottom="0.142cm" fo:padding-left="0.267cm" fo:padding-right="0.267cm"/>
      <style:paragraph-properties style:writing-mode="lr-tb"/>
    </style:style>
    <style:style style:name="gr8" style:family="graphic" style:parent-style-name="objectwithoutfill">
      <style:graphic-properties svg:stroke-width="0.035cm" svg:stroke-color="#000000" draw:marker-start="" draw:marker-start-width="0.252cm" draw:marker-end="" draw:marker-end-width="0.252cm" draw:fill="none" draw:textarea-vertical-align="middle" fo:padding-top="0.142cm" fo:padding-bottom="0.142cm" fo:padding-left="0.267cm" fo:padding-right="0.267cm"/>
    </style:style>
    <style:style style:name="gr9" style:family="graphic" style:parent-style-name="objectwithoutfill">
      <style:graphic-properties svg:stroke-width="0.035cm" svg:stroke-color="#000000" draw:marker-start="Arrow_20_short" draw:marker-start-width="0.252cm" draw:marker-end="Arrow_20_short" draw:marker-end-width="0.252cm" draw:fill="none" draw:textarea-vertical-align="middle" fo:padding-top="0.142cm" fo:padding-bottom="0.142cm" fo:padding-left="0.267cm" fo:padding-right="0.267cm"/>
    </style:style>
    <style:style style:name="gr10" style:family="graphic" style:parent-style-name="standard">
      <style:graphic-properties svg:stroke-width="0.035cm" svg:stroke-color="#000000" draw:marker-start-width="0.252cm" draw:marker-end-width="0.252cm" draw:fill="solid" draw:fill-color="#ffffff" draw:textarea-horizontal-align="justify" draw:textarea-vertical-align="middle" draw:auto-grow-height="false" fo:min-height="0.404cm" fo:min-width="0.662cm" fo:padding-top="0.142cm" fo:padding-bottom="0.142cm" fo:padding-left="0.267cm" fo:padding-right="0.267cm"/>
      <style:paragraph-properties style:writing-mode="lr-tb"/>
    </style:style>
    <style:style style:name="gr11" style:family="graphic" style:parent-style-name="standard">
      <style:graphic-properties svg:stroke-width="0.035cm" svg:stroke-color="#000000" draw:marker-start-width="0.252cm" draw:marker-end-width="0.252cm" draw:fill="solid" draw:fill-color="#ffffff" draw:textarea-horizontal-align="justify" draw:textarea-vertical-align="middle" draw:auto-grow-height="false" fo:min-height="0.404cm" fo:min-width="1.424cm" fo:padding-top="0.142cm" fo:padding-bottom="0.142cm" fo:padding-left="0.267cm" fo:padding-right="0.267cm"/>
      <style:paragraph-properties style:writing-mode="lr-tb"/>
    </style:style>
    <style:style style:name="gr12" style:family="graphic" style:parent-style-name="standard">
      <style:graphic-properties svg:stroke-width="0.035cm" svg:stroke-color="#000000" draw:marker-start-width="0.252cm" draw:marker-end-width="0.252cm" draw:fill="solid" draw:fill-color="#ffffff" draw:textarea-horizontal-align="justify" draw:textarea-vertical-align="middle" draw:auto-grow-height="false" fo:min-height="0.404cm" fo:min-width="1.17cm" fo:padding-top="0.142cm" fo:padding-bottom="0.142cm" fo:padding-left="0.267cm" fo:padding-right="0.267cm"/>
      <style:paragraph-properties style:writing-mode="lr-tb"/>
    </style:style>
    <style:style style:name="gr13" style:family="graphic" style:parent-style-name="standard">
      <style:graphic-properties svg:stroke-width="0.035cm" svg:stroke-color="#000000" draw:marker-start-width="0.252cm" draw:marker-end-width="0.252cm" draw:fill="solid" draw:fill-color="#ffe994" draw:textarea-horizontal-align="justify" draw:textarea-vertical-align="middle" draw:auto-grow-height="false" fo:min-height="0.404cm" fo:min-width="1.17cm" fo:padding-top="0.142cm" fo:padding-bottom="0.142cm" fo:padding-left="0.267cm" fo:padding-right="0.267cm"/>
      <style:paragraph-properties style:writing-mode="lr-tb"/>
    </style:style>
    <style:style style:name="gr14" style:family="graphic" style:parent-style-name="objectwithoutfill">
      <style:graphic-properties svg:stroke-width="0.035cm" svg:stroke-color="#8d1d75" draw:marker-start="" draw:marker-start-width="0.252cm" draw:marker-end="" draw:marker-end-width="0.252cm" draw:fill="none" draw:textarea-vertical-align="middle" fo:padding-top="0.142cm" fo:padding-bottom="0.142cm" fo:padding-left="0.267cm" fo:padding-right="0.267cm"/>
    </style:style>
    <style:style style:name="gr15" style:family="graphic" style:parent-style-name="standard">
      <style:graphic-properties svg:stroke-width="0.035cm" svg:stroke-color="#000000" draw:marker-start-width="0.252cm" draw:marker-end-width="0.252cm" draw:fill="solid" draw:fill-color="#ffffff" draw:textarea-horizontal-align="justify" draw:textarea-vertical-align="middle" draw:auto-grow-height="false" fo:min-height="0.692cm" fo:min-width="0.95cm" fo:padding-top="0.142cm" fo:padding-bottom="0.142cm" fo:padding-left="0.267cm" fo:padding-right="0.267cm"/>
      <style:paragraph-properties style:writing-mode="lr-tb"/>
    </style:style>
    <style:style style:name="gr16" style:family="graphic" style:parent-style-name="objectwithoutfill">
      <style:graphic-properties svg:stroke-width="0.035cm" svg:stroke-color="#3465a4" draw:marker-start="" draw:marker-start-width="0.252cm" draw:marker-end="Arrow_20_short" draw:marker-end-width="0.252cm" draw:fill="none" draw:textarea-vertical-align="middle" fo:padding-top="0.142cm" fo:padding-bottom="0.142cm" fo:padding-left="0.267cm" fo:padding-right="0.267cm"/>
    </style:style>
    <style:style style:name="gr17" style:family="graphic" style:parent-style-name="objectwithoutfill">
      <style:graphic-properties svg:stroke-width="0.035cm" svg:stroke-color="#bf0041" draw:marker-start="" draw:marker-start-width="0.252cm" draw:marker-end="Arrow_20_short" draw:marker-end-width="0.252cm" draw:fill="none" draw:textarea-vertical-align="middle" fo:padding-top="0.142cm" fo:padding-bottom="0.142cm" fo:padding-left="0.267cm" fo:padding-right="0.267cm"/>
    </style:style>
    <style:style style:name="gr18" style:family="graphic" style:parent-style-name="objectwithoutfill">
      <style:graphic-properties svg:stroke-width="0.035cm" svg:stroke-color="#bf0041" draw:marker-start="" draw:marker-start-width="0.252cm" draw:marker-end="" draw:marker-end-width="0.252cm" draw:fill="none" draw:textarea-vertical-align="middle" fo:padding-top="0.142cm" fo:padding-bottom="0.142cm" fo:padding-left="0.267cm" fo:padding-right="0.267cm"/>
    </style:style>
    <style:style style:name="gr19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20" style:family="graphic" style:parent-style-name="objectwithoutfill">
      <style:graphic-properties svg:stroke-width="0.035cm" svg:stroke-color="#00a933" draw:marker-start="" draw:marker-start-width="0.252cm" draw:marker-end="Arrow_20_short" draw:marker-end-width="0.252cm" draw:fill="none" draw:textarea-vertical-align="middle" fo:padding-top="0.142cm" fo:padding-bottom="0.142cm" fo:padding-left="0.267cm" fo:padding-right="0.267cm"/>
    </style:style>
    <style:style style:name="gr21" style:family="graphic" style:parent-style-name="objectwithoutfill">
      <style:graphic-properties svg:stroke-width="0.035cm" svg:stroke-color="#00a933" draw:marker-start="" draw:marker-start-width="0.252cm" draw:marker-end="" draw:marker-end-width="0.252cm" draw:fill="none" draw:textarea-vertical-align="middle" fo:padding-top="0.142cm" fo:padding-bottom="0.142cm" fo:padding-left="0.267cm" fo:padding-right="0.267cm"/>
    </style:style>
    <style:style style:name="gr22" style:family="graphic" style:parent-style-name="objectwithoutfill">
      <style:graphic-properties svg:stroke-width="0.035cm" svg:stroke-color="#8d1d75" draw:marker-start="" draw:marker-start-width="0.252cm" draw:marker-end="Arrow_20_short" draw:marker-end-width="0.252cm" draw:fill="none" draw:textarea-vertical-align="middle" fo:padding-top="0.142cm" fo:padding-bottom="0.142cm" fo:padding-left="0.267cm" fo:padding-right="0.267cm"/>
    </style:style>
    <style:style style:name="gr23" style:family="graphic" style:parent-style-name="standard">
      <style:graphic-properties svg:stroke-width="0.035cm" svg:stroke-color="#000000" draw:marker-start-width="0.252cm" draw:marker-end-width="0.252cm" draw:fill="solid" draw:fill-color="#ffffff" draw:textarea-horizontal-align="justify" draw:textarea-vertical-align="middle" draw:auto-grow-height="false" fo:min-height="1.944cm" fo:min-width="0.805cm" fo:padding-top="0.142cm" fo:padding-bottom="0.142cm" fo:padding-left="0.267cm" fo:padding-right="0.267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913cm"/>
      <style:paragraph-properties style:writing-mode="lr-tb"/>
    </style:style>
    <style:style style:name="gr25" style:family="graphic" style:parent-style-name="objectwithoutfill">
      <style:graphic-properties svg:stroke-width="0.035cm" svg:stroke-color="#3465a4" draw:marker-start="" draw:marker-start-width="0.252cm" draw:marker-end="" draw:marker-end-width="0.252cm" draw:fill="none" draw:textarea-vertical-align="middle" fo:padding-top="0.142cm" fo:padding-bottom="0.142cm" fo:padding-left="0.267cm" fo:padding-right="0.267cm"/>
    </style:style>
    <style:style style:name="gr26" style:family="graphic" style:parent-style-name="standard">
      <style:graphic-properties svg:stroke-width="0.035cm" svg:stroke-color="#999999" draw:marker-start-width="0.252cm" draw:marker-end-width="0.252cm" draw:fill="solid" draw:fill-color="#eeeeee" draw:textarea-horizontal-align="justify" draw:textarea-vertical-align="middle" draw:auto-grow-height="false" fo:min-height="0.404cm" fo:min-width="1.17cm" fo:padding-top="0.142cm" fo:padding-bottom="0.142cm" fo:padding-left="0.267cm" fo:padding-right="0.267cm"/>
      <style:paragraph-properties style:writing-mode="lr-tb"/>
    </style:style>
    <style:style style:name="gr27" style:family="graphic" style:parent-style-name="objectwithoutfill">
      <style:graphic-properties svg:stroke-width="0.035cm" svg:stroke-color="#999999" draw:marker-start="" draw:marker-start-width="0.252cm" draw:marker-end="Arrow_20_short" draw:marker-end-width="0.252cm" draw:fill="none" draw:textarea-vertical-align="middle" fo:padding-top="0.142cm" fo:padding-bottom="0.142cm" fo:padding-left="0.267cm" fo:padding-right="0.267cm"/>
    </style:style>
    <style:style style:name="gr28" style:family="graphic" style:parent-style-name="objectwithoutfill">
      <style:graphic-properties svg:stroke-width="0.035cm" svg:stroke-color="#999999" draw:marker-start="" draw:marker-start-width="0.252cm" draw:marker-end="" draw:marker-end-width="0.252cm" draw:fill="none" draw:textarea-vertical-align="middle" fo:padding-top="0.142cm" fo:padding-bottom="0.142cm" fo:padding-left="0.267cm" fo:padding-right="0.267cm"/>
    </style:style>
    <style:style style:name="gr29" style:family="graphic" style:parent-style-name="standard">
      <style:graphic-properties svg:stroke-width="0.035cm" svg:stroke-color="#999999" draw:marker-start-width="0.252cm" draw:marker-end-width="0.252cm" draw:fill="solid" draw:fill-color="#eeeeee" draw:textarea-horizontal-align="justify" draw:textarea-vertical-align="middle" draw:auto-grow-height="false" fo:min-height="0.404cm" fo:min-width="2.186cm" fo:padding-top="0.142cm" fo:padding-bottom="0.142cm" fo:padding-left="0.267cm" fo:padding-right="0.267cm"/>
      <style:paragraph-properties style:writing-mode="lr-tb"/>
    </style:style>
    <style:style style:name="gr30" style:family="graphic" style:parent-style-name="objectwithoutfill">
      <style:graphic-properties svg:stroke-width="0.035cm" svg:stroke-color="#999999" draw:marker-start="Arrow_20_short" draw:marker-start-width="0.252cm" draw:marker-end="" draw:marker-end-width="0.252cm" draw:fill="none" draw:textarea-vertical-align="middle" fo:padding-top="0.142cm" fo:padding-bottom="0.142cm" fo:padding-left="0.267cm" fo:padding-right="0.267cm"/>
    </style:style>
    <style:style style:name="gr31" style:family="graphic" style:parent-style-name="objectwithoutfill">
      <style:graphic-properties svg:stroke-width="0.035cm" svg:stroke-color="#999999" draw:marker-start="Arrow_20_short" draw:marker-start-width="0.252cm" draw:marker-end="Arrow_20_short" draw:marker-end-width="0.252cm" draw:fill="none" draw:textarea-vertical-align="middle" fo:padding-top="0.142cm" fo:padding-bottom="0.142cm" fo:padding-left="0.267cm" fo:padding-right="0.267cm"/>
    </style:style>
    <style:style style:name="gr32" style:family="graphic" style:parent-style-name="standard">
      <style:graphic-properties svg:stroke-width="0.035cm" svg:stroke-color="#000000" draw:marker-start-width="0.252cm" draw:marker-end-width="0.252cm" draw:fill-color="#ffffff" draw:textarea-vertical-align="middle" fo:padding-top="0.142cm" fo:padding-bottom="0.142cm" fo:padding-left="0.267cm" fo:padding-right="0.267cm"/>
    </style:style>
    <style:style style:name="gr33" style:family="graphic" style:parent-style-name="standard">
      <style:graphic-properties svg:stroke-width="0.035cm" svg:stroke-color="#000000" draw:marker-start-width="0.252cm" draw:marker-end-width="0.252cm" draw:fill="solid" draw:fill-color="#ffffff" draw:textarea-horizontal-align="justify" draw:textarea-vertical-align="middle" draw:auto-grow-height="false" fo:min-height="0.66cm" fo:min-width="0.918cm" fo:padding-top="0.142cm" fo:padding-bottom="0.142cm" fo:padding-left="0.267cm" fo:padding-right="0.267cm"/>
      <style:paragraph-properties style:writing-mode="lr-tb"/>
    </style:style>
    <style:style style:name="gr34" style:family="graphic" style:parent-style-name="standard">
      <style:graphic-properties svg:stroke-width="0.035cm" svg:stroke-color="#999999" draw:marker-start-width="0.252cm" draw:marker-end-width="0.252cm" draw:fill-color="#eeeeee" draw:textarea-vertical-align="middle" fo:padding-top="0.142cm" fo:padding-bottom="0.142cm" fo:padding-left="0.267cm" fo:padding-right="0.267cm"/>
    </style:style>
    <style:style style:name="gr35" style:family="graphic" style:parent-style-name="standard">
      <style:graphic-properties svg:stroke-width="0.035cm" svg:stroke-color="#000000" draw:marker-start-width="0.252cm" draw:marker-end-width="0.252cm" draw:fill="solid" draw:fill-color="#ffe994" draw:textarea-horizontal-align="justify" draw:textarea-vertical-align="middle" draw:auto-grow-height="false" fo:min-height="0.404cm" fo:min-width="3.202cm" fo:padding-top="0.142cm" fo:padding-bottom="0.142cm" fo:padding-left="0.267cm" fo:padding-right="0.267cm"/>
      <style:paragraph-properties style:writing-mode="lr-tb"/>
    </style:style>
    <style:style style:name="gr36" style:family="graphic" style:parent-style-name="objectwithoutfill">
      <style:graphic-properties svg:stroke-width="0.035cm" svg:stroke-color="#000000" draw:marker-start="" draw:marker-start-width="0.252cm" draw:marker-end="Arrow_20_short" draw:marker-end-width="0.252cm" draw:fill="none" draw:textarea-vertical-align="middle" fo:padding-top="0.142cm" fo:padding-bottom="0.142cm" fo:padding-left="0.267cm" fo:padding-right="0.267cm"/>
    </style:style>
    <style:style style:name="P1" style:family="paragraph">
      <style:paragraph-properties fo:text-align="start" style:writing-mode="lr-tb"/>
      <style:text-properties fo:font-size="14pt" style:font-size-asian="14pt" style:font-size-complex="14pt"/>
    </style:style>
    <style:style style:name="P2" style:family="paragraph">
      <loext:graphic-properties draw:fill="solid" draw:fill-color="#dddddd"/>
      <style:paragraph-properties fo:text-align="start" style:writing-mode="lr-tb"/>
      <style:text-properties fo:font-size="14pt" style:font-size-asian="14pt" style:font-size-complex="14pt"/>
    </style:style>
    <style:style style:name="P3" style:family="paragraph">
      <loext:graphic-properties draw:fill="solid" draw:fill-color="#eeeeee"/>
      <style:paragraph-properties fo:text-align="start" style:writing-mode="lr-tb"/>
      <style:text-properties fo:font-size="14pt" style:font-size-asian="14pt" style:font-size-complex="14pt"/>
    </style:style>
    <style:style style:name="P4" style:family="paragraph">
      <loext:graphic-properties draw:fill="solid" draw:fill-color="#ffffff"/>
      <style:paragraph-properties fo:text-align="start" style:writing-mode="lr-tb"/>
      <style:text-properties fo:font-size="14pt" style:font-size-asian="14pt" style:font-size-complex="14pt"/>
    </style:style>
    <style:style style:name="P5" style:family="paragraph">
      <style:paragraph-properties fo:text-align="center" style:writing-mode="lr-tb"/>
      <style:text-properties fo:font-size="14pt" style:font-size-asian="14pt" style:font-size-complex="14pt"/>
    </style:style>
    <style:style style:name="P6" style:family="paragraph">
      <loext:graphic-properties draw:fill="solid" draw:fill-color="#ffffff"/>
      <style:paragraph-properties fo:text-align="center" style:writing-mode="lr-tb"/>
      <style:text-properties fo:font-size="14pt" style:font-size-asian="14pt" style:font-size-complex="14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solid" draw:fill-color="#ffe994"/>
      <style:paragraph-properties fo:text-align="center" style:writing-mode="lr-tb"/>
      <style:text-properties fo:font-size="14pt" style:font-size-asian="14pt" style:font-size-complex="14pt"/>
    </style:style>
    <style:style style:name="P9" style:family="paragraph">
      <loext:graphic-properties draw:fill="none" draw:fill-color="#ffffff"/>
      <style:paragraph-properties style:writing-mode="lr-tb"/>
    </style:style>
    <style:style style:name="P10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11" style:family="paragraph">
      <style:paragraph-properties fo:text-align="center" style:writing-mode="lr-tb"/>
      <style:text-properties fo:color="#808080" loext:opacity="100%" fo:font-size="14pt" style:font-size-asian="14pt" style:font-size-complex="14pt"/>
    </style:style>
    <style:style style:name="P12" style:family="paragraph">
      <loext:graphic-properties draw:fill="solid" draw:fill-color="#eeeeee"/>
      <style:paragraph-properties fo:text-align="center" style:writing-mode="lr-tb"/>
      <style:text-properties fo:color="#808080" loext:opacity="100%" fo:font-size="14pt" style:font-size-asian="14pt" style:font-size-complex="14pt"/>
    </style:style>
    <style:style style:name="P13" style:family="paragraph">
      <loext:graphic-properties draw:fill-color="#ffffff"/>
      <style:paragraph-properties fo:text-align="center"/>
    </style:style>
    <style:style style:name="P14" style:family="paragraph">
      <loext:graphic-properties draw:fill-color="#eeeeee"/>
      <style:paragraph-properties fo:text-align="center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286cm" svg:height="3.937cm" svg:x="1.127cm" svg:y="1.127cm">
          <text:p text:style-name="P1"><text:span text:style-name="T1">Host</text:span></text:p>
          <draw:enhanced-geometry svg:viewBox="0 0 21600 21600" draw:path-stretchpoint-x="10800" draw:path-stretchpoint-y="10800" draw:text-areas="?f3 ?f4 ?f5 ?f6" draw:type="round-rectangle" draw:modifiers="1428.0991735537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8.923cm" svg:height="7.239cm" svg:x="3.667cm" svg:y="1.127cm">
          <text:p text:style-name="P1"><text:span text:style-name="T1">FPG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66.37242037456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12.446cm" svg:height="6.604cm" svg:x="7.731cm" svg:y="1.508cm">
          <text:p text:style-name="P1"><text:span text:style-name="T1">Interfac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66.37242037456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12.446cm" svg:height="6.604cm" svg:x="7.604cm" svg:y="1.381cm">
          <text:p text:style-name="P1"><text:span text:style-name="T1">Interfac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66.37242037456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2.413cm" svg:height="4.064cm" svg:x="17.129cm" svg:y="2.778cm">
          <text:p text:style-name="P1"><text:span text:style-name="T1">Por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66.37242037456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2.413cm" svg:height="4.064cm" svg:x="17.002cm" svg:y="2.651cm">
          <text:p text:style-name="P1"><text:span text:style-name="T1">Por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66.37242037456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6" draw:layer="layout" svg:width="1.524cm" svg:height="0.762cm" svg:x="8.239cm" svg:y="4.683cm">
          <text:p text:style-name="P5"><text:span text:style-name="T1">TXCQ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6" draw:layer="layout" svg:width="1.524cm" svg:height="0.762cm" svg:x="8.239cm" svg:y="5.572cm">
          <text:p text:style-name="P5"><text:span text:style-name="T1">RXCQ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6" draw:layer="layout" svg:width="1.524cm" svg:height="0.762cm" svg:x="8.239cm" svg:y="2.905cm">
          <text:p text:style-name="P5"><text:span text:style-name="T1">TXQ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6" draw:layer="layout" svg:width="1.524cm" svg:height="0.762cm" svg:x="8.239cm" svg:y="3.794cm">
          <text:p text:style-name="P5"><text:span text:style-name="T1">RXQ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6" draw:layer="layout" svg:width="1.524cm" svg:height="0.762cm" svg:x="8.239cm" svg:y="6.461cm">
          <text:p text:style-name="P5"><text:span text:style-name="T1">EQ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6" draw:layer="layout" svg:width="1.397cm" svg:height="1.397cm" svg:x="10.017cm" svg:y="3.032cm">
          <text:p text:style-name="P5"><text:span text:style-name="T1">Desc</text:span></text:p>
          <text:p text:style-name="P5"><text:span text:style-name="T1">fetch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359.6566523605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6" draw:layer="layout" svg:width="2.794cm" svg:height="0.762cm" draw:transform="rotate (1.5707963267949) translate (3.921cm 4.81cm)">
          <text:p text:style-name="P5"><text:span text:style-name="T1">PCIe HI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8" draw:text-style-name="P7" draw:layer="layout" svg:x1="10.017cm" svg:y1="3.286cm" svg:x2="9.763cm" svg:y2="3.286cm">
          <text:p/>
        </draw:line>
        <draw:line draw:style-name="gr8" draw:text-style-name="P7" draw:layer="layout" svg:x1="10.017cm" svg:y1="4.175cm" svg:x2="9.763cm" svg:y2="4.175cm">
          <text:p/>
        </draw:line>
        <draw:line draw:style-name="gr8" draw:text-style-name="P7" draw:layer="layout" svg:x1="10.017cm" svg:y1="5.064cm" svg:x2="9.763cm" svg:y2="5.064cm">
          <text:p/>
        </draw:line>
        <draw:line draw:style-name="gr8" draw:text-style-name="P7" draw:layer="layout" svg:x1="10.017cm" svg:y1="5.953cm" svg:x2="9.763cm" svg:y2="5.953cm">
          <text:p/>
        </draw:line>
        <draw:line draw:style-name="gr8" draw:text-style-name="P7" draw:layer="layout" svg:x1="10.017cm" svg:y1="6.842cm" svg:x2="9.763cm" svg:y2="6.842cm">
          <text:p/>
        </draw:line>
        <draw:line draw:style-name="gr9" draw:text-style-name="P7" draw:layer="layout" svg:x1="3.921cm" svg:y1="2.397cm" svg:x2="3.159cm" svg:y2="2.397cm">
          <text:p/>
        </draw:line>
        <draw:custom-shape draw:style-name="gr10" draw:text-style-name="P6" draw:layer="layout" svg:width="1.27cm" svg:height="0.762cm" svg:x="22.844cm" svg:y="3.794cm">
          <text:p text:style-name="P5"><text:span text:style-name="T1">SF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9" draw:text-style-name="P7" draw:layer="layout" svg:x1="22.336cm" svg:y1="4.175cm" svg:x2="22.844cm" svg:y2="4.175cm">
          <text:p/>
        </draw:line>
        <draw:custom-shape draw:style-name="gr11" draw:text-style-name="P6" draw:layer="layout" svg:width="2.032cm" svg:height="0.762cm" draw:transform="rotate (1.5707963267949) translate (14.335cm 4.937cm)">
          <text:p text:style-name="P5"><text:span text:style-name="T1">Egres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6" draw:layer="layout" svg:width="1.778cm" svg:height="0.762cm" svg:x="1.381cm" svg:y="2.016cm">
          <text:p text:style-name="P5"><text:span text:style-name="T1">Driv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6" draw:layer="layout" svg:width="1.27cm" svg:height="0.762cm" svg:x="22.844cm" svg:y="6.08cm">
          <text:p text:style-name="P5"><text:span text:style-name="T1">SF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9" draw:text-style-name="P7" draw:layer="layout" svg:x1="22.336cm" svg:y1="6.461cm" svg:x2="22.844cm" svg:y2="6.461cm">
          <text:p/>
        </draw:line>
        <draw:custom-shape draw:style-name="gr12" draw:text-style-name="P6" draw:layer="layout" svg:width="1.778cm" svg:height="0.762cm" svg:x="1.381cm" svg:y="3.032cm">
          <text:p text:style-name="P5"><text:span text:style-name="T1">O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8" draw:layer="layout" svg:width="1.778cm" svg:height="0.762cm" svg:x="1.381cm" svg:y="4.048cm">
          <text:p text:style-name="P5"><text:span text:style-name="T1">Ap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4" draw:text-style-name="P7" draw:layer="layout" svg:x1="7.35cm" svg:y1="5.572cm" svg:x2="7.35cm" svg:y2="7.477cm">
          <text:p/>
        </draw:line>
        <draw:custom-shape draw:style-name="gr15" draw:text-style-name="P6" draw:layer="layout" svg:width="1.524cm" svg:height="1.016cm" svg:x="20.812cm" svg:y="5.953cm">
          <text:p text:style-name="P5"><text:span text:style-name="T1">MAC</text:span></text:p>
          <draw:enhanced-geometry svg:viewBox="0 0 21600 21600" draw:path-stretchpoint-x="10800" draw:path-stretchpoint-y="10800" draw:text-areas="?f3 ?f4 ?f5 ?f6" draw:type="round-rectangle" draw:modifiers="2612.38938053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6" draw:text-style-name="P7" draw:layer="layout" svg:x1="20.431cm" svg:y1="4.429cm" svg:x2="20.812cm" svg:y2="4.429cm">
          <text:p/>
        </draw:line>
        <draw:line draw:style-name="gr17" draw:text-style-name="P7" draw:layer="layout" svg:x1="20.05cm" svg:y1="6.207cm" svg:x2="20.812cm" svg:y2="6.207cm">
          <text:p/>
        </draw:line>
        <draw:line draw:style-name="gr18" draw:text-style-name="P7" draw:layer="layout" svg:x1="20.05cm" svg:y1="6.461cm" svg:x2="20.812cm" svg:y2="6.461cm">
          <text:p/>
        </draw:line>
        <draw:line draw:style-name="gr16" draw:text-style-name="P7" draw:layer="layout" svg:x1="20.431cm" svg:y1="6.715cm" svg:x2="20.812cm" svg:y2="6.715cm">
          <text:p/>
        </draw:line>
        <draw:frame draw:style-name="gr19" draw:text-style-name="P9" draw:layer="layout" svg:width="1.143cm" svg:height="0.962cm" draw:transform="rotate (1.5707963267949) translate (20.939cm 5.826cm)">
          <draw:text-box>
            <text:p>...</text:p>
          </draw:text-box>
        </draw:frame>
        <draw:frame draw:style-name="gr19" draw:text-style-name="P9" draw:layer="layout" svg:width="1.143cm" svg:height="0.962cm" draw:transform="rotate (1.5707963267949) translate (22.844cm 5.826cm)">
          <draw:text-box>
            <text:p>...</text:p>
          </draw:text-box>
        </draw:frame>
        <draw:line draw:style-name="gr20" draw:text-style-name="P7" draw:layer="layout" svg:x1="7.858cm" svg:y1="3.286cm" svg:x2="8.239cm" svg:y2="3.286cm">
          <text:p/>
        </draw:line>
        <draw:line draw:style-name="gr20" draw:text-style-name="P7" draw:layer="layout" svg:x1="7.858cm" svg:y1="4.175cm" svg:x2="8.239cm" svg:y2="4.175cm">
          <text:p/>
        </draw:line>
        <draw:line draw:style-name="gr20" draw:text-style-name="P7" draw:layer="layout" svg:x1="7.858cm" svg:y1="5.064cm" svg:x2="8.239cm" svg:y2="5.064cm">
          <text:p/>
        </draw:line>
        <draw:line draw:style-name="gr20" draw:text-style-name="P7" draw:layer="layout" svg:x1="7.858cm" svg:y1="5.953cm" svg:x2="8.239cm" svg:y2="5.953cm">
          <text:p/>
        </draw:line>
        <draw:line draw:style-name="gr20" draw:text-style-name="P7" draw:layer="layout" svg:x1="7.858cm" svg:y1="6.842cm" svg:x2="8.239cm" svg:y2="6.842cm">
          <text:p/>
        </draw:line>
        <draw:line draw:style-name="gr21" draw:text-style-name="P7" draw:layer="layout" svg:x1="7.858cm" svg:y1="6.842cm" svg:x2="7.858cm" svg:y2="2.397cm">
          <text:p/>
        </draw:line>
        <draw:line draw:style-name="gr17" draw:text-style-name="P7" draw:layer="layout" svg:x1="5.191cm" svg:y1="2.27cm" svg:x2="4.683cm" svg:y2="2.27cm">
          <text:p/>
        </draw:line>
        <draw:line draw:style-name="gr21" draw:text-style-name="P7" draw:layer="layout" svg:x1="7.858cm" svg:y1="2.397cm" svg:x2="6.969cm" svg:y2="2.397cm">
          <text:p/>
        </draw:line>
        <draw:line draw:style-name="gr22" draw:text-style-name="P7" draw:layer="layout" svg:x1="10.398cm" svg:y1="7.477cm" svg:x2="10.398cm" svg:y2="7.096cm">
          <text:p/>
        </draw:line>
        <draw:line draw:style-name="gr22" draw:text-style-name="P7" draw:layer="layout" svg:x1="11.033cm" svg:y1="7.477cm" svg:x2="11.033cm" svg:y2="4.429cm">
          <text:p/>
        </draw:line>
        <draw:custom-shape draw:style-name="gr23" draw:text-style-name="P6" draw:layer="layout" svg:width="1.397cm" svg:height="2.286cm" svg:x="10.017cm" svg:y="4.81cm">
          <text:p text:style-name="P5"><text:span text:style-name="T1">Cpl</text:span></text:p>
          <text:p text:style-name="P5"><text:span text:style-name="T1">writ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541.9898819561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4" draw:text-style-name="P10" draw:layer="layout" svg:width="2.413cm" svg:height="0.806cm" svg:x="1.381cm" svg:y="6.08cm">
          <draw:text-box>
            <text:p><text:span text:style-name="T1">M</text:span><text:span text:style-name="T1">e</text:span><text:span text:style-name="T1">m</text:span><text:span text:style-name="T1">o</text:span><text:span text:style-name="T1">r</text:span><text:span text:style-name="T1">y</text:span></text:p>
          </draw:text-box>
        </draw:frame>
        <draw:line draw:style-name="gr20" draw:text-style-name="P7" draw:layer="layout" svg:x1="1.127cm" svg:y1="6.461cm" svg:x2="1.508cm" svg:y2="6.461cm">
          <text:p/>
        </draw:line>
        <draw:frame draw:style-name="gr24" draw:text-style-name="P10" draw:layer="layout" svg:width="2.413cm" svg:height="0.806cm" svg:x="1.381cm" svg:y="6.588cm">
          <draw:text-box>
            <text:p><text:span text:style-name="T1">S</text:span><text:span text:style-name="T1">t</text:span><text:span text:style-name="T1">r</text:span><text:span text:style-name="T1">e</text:span><text:span text:style-name="T1">a</text:span><text:span text:style-name="T1">m</text:span></text:p>
          </draw:text-box>
        </draw:frame>
        <draw:line draw:style-name="gr17" draw:text-style-name="P7" draw:layer="layout" svg:x1="1.127cm" svg:y1="6.969cm" svg:x2="1.508cm" svg:y2="6.969cm">
          <text:p/>
        </draw:line>
        <draw:line draw:style-name="gr22" draw:text-style-name="P7" draw:layer="layout" svg:x1="1.127cm" svg:y1="7.477cm" svg:x2="1.508cm" svg:y2="7.477cm">
          <text:p/>
        </draw:line>
        <draw:frame draw:style-name="gr24" draw:text-style-name="P10" draw:layer="layout" svg:width="2.413cm" svg:height="0.806cm" svg:x="1.381cm" svg:y="7.096cm">
          <draw:text-box>
            <text:p><text:span text:style-name="T1">DMA</text:span></text:p>
          </draw:text-box>
        </draw:frame>
        <draw:line draw:style-name="gr16" draw:text-style-name="P7" draw:layer="layout" svg:x1="1.127cm" svg:y1="7.985cm" svg:x2="1.508cm" svg:y2="7.985cm">
          <text:p/>
        </draw:line>
        <draw:frame draw:style-name="gr24" draw:text-style-name="P10" draw:layer="layout" svg:width="2.413cm" svg:height="0.806cm" svg:x="1.381cm" svg:y="7.604cm">
          <draw:text-box>
            <text:p><text:span text:style-name="T1">PTP</text:span></text:p>
          </draw:text-box>
        </draw:frame>
        <draw:custom-shape draw:style-name="gr11" draw:text-style-name="P6" draw:layer="layout" svg:width="2.032cm" svg:height="0.762cm" draw:transform="rotate (1.5707963267949) translate (14.335cm 7.223cm)">
          <text:p text:style-name="P5"><text:span text:style-name="T1">Ingres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7" draw:text-style-name="P7" draw:layer="layout" svg:x1="16.748cm" svg:y1="3.794cm" svg:x2="17.256cm" svg:y2="3.794cm">
          <text:p/>
        </draw:line>
        <draw:line draw:style-name="gr17" draw:text-style-name="P7" draw:layer="layout" svg:x1="19.796cm" svg:y1="6.08cm" svg:x2="19.034cm" svg:y2="6.08cm">
          <text:p/>
        </draw:line>
        <draw:line draw:style-name="gr18" draw:text-style-name="P7" draw:layer="layout" svg:x1="19.796cm" svg:y1="4.175cm" svg:x2="19.796cm" svg:y2="6.08cm">
          <text:p/>
        </draw:line>
        <draw:line draw:style-name="gr18" draw:text-style-name="P7" draw:layer="layout" svg:x1="19.796cm" svg:y1="4.175cm" svg:x2="20.812cm" svg:y2="4.175cm">
          <text:p/>
        </draw:line>
        <draw:line draw:style-name="gr22" draw:text-style-name="P7" draw:layer="layout" svg:x1="12.557cm" svg:y1="7.477cm" svg:x2="12.557cm" svg:y2="6.969cm">
          <text:p/>
        </draw:line>
        <draw:line draw:style-name="gr22" draw:text-style-name="P7" draw:layer="layout" svg:x1="13.573cm" svg:y1="7.477cm" svg:x2="13.573cm" svg:y2="4.937cm">
          <text:p/>
        </draw:line>
        <draw:line draw:style-name="gr25" draw:text-style-name="P7" draw:layer="layout" svg:x1="20.431cm" svg:y1="6.715cm" svg:x2="20.431cm" svg:y2="2.27cm">
          <text:p/>
        </draw:line>
        <draw:custom-shape draw:style-name="gr26" draw:text-style-name="P12" draw:layer="layout" svg:width="1.778cm" svg:height="0.762cm" svg:x="5.191cm" svg:y="4.048cm">
          <text:p text:style-name="P11"><text:span text:style-name="T1">AXI 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12" draw:layer="layout" svg:width="1.778cm" svg:height="0.762cm" svg:x="5.191cm" svg:y="6.207cm">
          <text:p text:style-name="P11"><text:span text:style-name="T1">DMA IF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12" draw:layer="layout" svg:width="1.778cm" svg:height="0.762cm" svg:x="1.381cm" svg:y="5.318cm">
          <text:p text:style-name="P11"><text:span text:style-name="T1">DRA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2" draw:text-style-name="P7" draw:layer="layout" svg:x1="7.35cm" svg:y1="3.413cm" svg:x2="6.969cm" svg:y2="3.413cm">
          <text:p/>
        </draw:line>
        <draw:custom-shape draw:style-name="gr12" draw:text-style-name="P6" draw:layer="layout" svg:width="1.778cm" svg:height="0.762cm" svg:x="5.191cm" svg:y="3.032cm">
          <text:p text:style-name="P5"><text:span text:style-name="T1">DMA IF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6" draw:layer="layout" svg:width="1.778cm" svg:height="0.762cm" svg:x="5.191cm" svg:y="2.016cm">
          <text:p text:style-name="P5"><text:span text:style-name="T1">AXIL 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6" draw:layer="layout" svg:width="1.524cm" svg:height="0.762cm" svg:x="20.812cm" svg:y="1.762cm">
          <text:p text:style-name="P5"><text:span text:style-name="T1">PH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7" draw:text-style-name="P7" draw:layer="layout" svg:x1="6.207cm" svg:y1="5.699cm" svg:x2="6.207cm" svg:y2="6.207cm">
          <text:p/>
        </draw:line>
        <draw:line draw:style-name="gr28" draw:text-style-name="P7" draw:layer="layout" svg:x1="5.699cm" svg:y1="5.445cm" svg:x2="5.699cm" svg:y2="4.81cm">
          <text:p/>
        </draw:line>
        <draw:custom-shape draw:style-name="gr29" draw:text-style-name="P12" draw:layer="layout" svg:width="2.794cm" svg:height="0.762cm" draw:transform="rotate (1.5707963267949) translate (3.921cm 7.985cm)">
          <text:p text:style-name="P11"><text:span text:style-name="T1">AXI X-ba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0" draw:text-style-name="P7" draw:layer="layout" svg:x1="4.683cm" svg:y1="6.588cm" svg:x2="5.191cm" svg:y2="6.588cm">
          <text:p/>
        </draw:line>
        <draw:line draw:style-name="gr20" draw:text-style-name="P7" draw:layer="layout" svg:x1="15.605cm" svg:y1="2.016cm" svg:x2="15.605cm" svg:y2="3.159cm">
          <text:p/>
        </draw:line>
        <draw:line draw:style-name="gr27" draw:text-style-name="P7" draw:layer="layout" svg:x1="5.699cm" svg:y1="5.445cm" svg:x2="4.683cm" svg:y2="5.445cm">
          <text:p/>
        </draw:line>
        <draw:line draw:style-name="gr31" draw:text-style-name="P7" draw:layer="layout" svg:x1="3.159cm" svg:y1="5.699cm" svg:x2="3.921cm" svg:y2="5.699cm">
          <text:p/>
        </draw:line>
        <draw:line draw:style-name="gr14" draw:text-style-name="P7" draw:layer="layout" svg:x1="15.605cm" svg:y1="7.477cm" svg:x2="7.35cm" svg:y2="7.478cm">
          <text:p/>
        </draw:line>
        <draw:line draw:style-name="gr20" draw:text-style-name="P7" draw:layer="layout" svg:x1="10.271cm" svg:y1="2.016cm" svg:x2="20.812cm" svg:y2="2.016cm">
          <text:p/>
        </draw:line>
        <draw:polygon draw:style-name="gr32" draw:text-style-name="P13" draw:layer="layout" svg:width="0.38cm" svg:height="0.761cm" svg:x="16.367cm" svg:y="3.54cm" svg:viewBox="0 0 381 762" draw:points="381,0 381,762 0,635 0,127">
          <text:p/>
        </draw:polygon>
        <draw:polygon draw:style-name="gr32" draw:text-style-name="P13" draw:layer="layout" svg:width="0.38cm" svg:height="0.761cm" svg:x="16.367cm" svg:y="5.699cm" svg:viewBox="0 0 381 762" draw:points="381,0 381,762 0,635 0,127">
          <text:p/>
        </draw:polygon>
        <draw:line draw:style-name="gr18" draw:text-style-name="P7" draw:layer="layout" svg:x1="16.748cm" svg:y1="5.953cm" svg:x2="17.256cm" svg:y2="5.953cm">
          <text:p/>
        </draw:line>
        <draw:line draw:style-name="gr18" draw:text-style-name="P7" draw:layer="layout" svg:x1="16.748cm" svg:y1="6.207cm" svg:x2="17.002cm" svg:y2="6.207cm">
          <text:p/>
        </draw:line>
        <draw:line draw:style-name="gr18" draw:text-style-name="P7" draw:layer="layout" svg:x1="16.748cm" svg:y1="4.048cm" svg:x2="17.002cm" svg:y2="4.048cm">
          <text:p/>
        </draw:line>
        <draw:line draw:style-name="gr20" draw:text-style-name="P7" draw:layer="layout" svg:x1="13.065cm" svg:y1="2.016cm" svg:x2="13.065cm" svg:y2="3.032cm">
          <text:p/>
        </draw:line>
        <draw:custom-shape draw:style-name="gr33" draw:text-style-name="P6" draw:layer="layout" svg:width="1.524cm" svg:height="1.016cm" svg:x="20.812cm" svg:y="3.667cm">
          <text:p text:style-name="P5"><text:span text:style-name="T1">MAC</text:span></text:p>
          <draw:enhanced-geometry svg:viewBox="0 0 21600 21600" draw:path-stretchpoint-x="10800" draw:path-stretchpoint-y="10800" draw:text-areas="?f3 ?f4 ?f5 ?f6" draw:type="round-rectangle" draw:modifiers="2612.38938053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5" draw:text-style-name="P7" draw:layer="layout" svg:x1="13.573cm" svg:y1="2.27cm" svg:x2="20.812cm" svg:y2="2.27cm">
          <text:p/>
        </draw:line>
        <draw:polygon draw:style-name="gr34" draw:text-style-name="P14" draw:layer="layout" svg:width="0.38cm" svg:height="0.761cm" draw:transform="rotate (-3.14159265358979) translate (6.969cm 5.953cm)" svg:viewBox="0 0 381 762" draw:points="381,0 381,762 0,635 0,127">
          <text:p/>
        </draw:polygon>
        <draw:line draw:style-name="gr14" draw:text-style-name="P7" draw:layer="layout" svg:x1="7.35cm" svg:y1="3.413cm" svg:x2="7.35cm" svg:y2="5.064cm">
          <text:p/>
        </draw:line>
        <draw:line draw:style-name="gr14" draw:text-style-name="P7" draw:layer="layout" svg:x1="6.207cm" svg:y1="5.064cm" svg:x2="7.35cm" svg:y2="5.064cm">
          <text:p/>
        </draw:line>
        <draw:line draw:style-name="gr28" draw:text-style-name="P7" draw:layer="layout" svg:x1="6.207cm" svg:y1="5.699cm" svg:x2="6.588cm" svg:y2="5.699cm">
          <text:p/>
        </draw:line>
        <draw:line draw:style-name="gr14" draw:text-style-name="P7" draw:layer="layout" svg:x1="6.208cm" svg:y1="5.064cm" svg:x2="6.207cm" svg:y2="5.445cm">
          <text:p/>
        </draw:line>
        <draw:line draw:style-name="gr14" draw:text-style-name="P7" draw:layer="layout" svg:x1="6.588cm" svg:y1="5.445cm" svg:x2="6.207cm" svg:y2="5.445cm">
          <text:p/>
        </draw:line>
        <draw:line draw:style-name="gr14" draw:text-style-name="P7" draw:layer="layout" svg:x1="7.35cm" svg:y1="5.572cm" svg:x2="6.97cm" svg:y2="5.572cm">
          <text:p/>
        </draw:line>
        <draw:custom-shape draw:style-name="gr12" draw:text-style-name="P6" draw:layer="layout" svg:width="1.778cm" svg:height="0.762cm" svg:x="17.256cm" svg:y="5.699cm">
          <text:p text:style-name="P5"><text:span text:style-name="T1">FIFO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8" draw:layer="layout" svg:width="3.81cm" svg:height="0.762cm" draw:transform="rotate (1.5707963267949) translate (15.351cm 6.969cm)">
          <text:p text:style-name="P5"><text:span text:style-name="T1">Ap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2" draw:text-style-name="P7" draw:layer="layout" svg:x1="15.605cm" svg:y1="7.477cm" svg:x2="15.605cm" svg:y2="6.969cm">
          <text:p/>
        </draw:line>
        <draw:line draw:style-name="gr27" draw:text-style-name="P7" draw:layer="layout" svg:x1="15.859cm" svg:y1="7.731cm" svg:x2="4.683cm" svg:y2="7.731cm">
          <text:p/>
        </draw:line>
        <draw:line draw:style-name="gr28" draw:text-style-name="P7" draw:layer="layout" svg:x1="15.859cm" svg:y1="7.731cm" svg:x2="15.859cm" svg:y2="6.969cm">
          <text:p/>
        </draw:line>
        <draw:line draw:style-name="gr18" draw:text-style-name="P7" draw:layer="layout" svg:x1="15.097cm" svg:y1="3.921cm" svg:x2="16.367cm" svg:y2="3.921cm">
          <text:p/>
        </draw:line>
        <draw:line draw:style-name="gr21" draw:text-style-name="P7" draw:layer="layout" svg:x1="10.271cm" svg:y1="2.397cm" svg:x2="7.858cm" svg:y2="2.397cm">
          <text:p/>
        </draw:line>
        <draw:polygon draw:style-name="gr21" draw:text-style-name="P7" draw:layer="layout" svg:width="0cm" svg:height="0cm" svg:x="15.732cm" svg:y="2.524cm" svg:viewBox="0 0 0 0" draw:points="0,0">
          <text:p/>
        </draw:polygon>
        <draw:line draw:style-name="gr17" draw:text-style-name="P7" draw:layer="layout" svg:x1="16.367cm" svg:y1="6.08cm" svg:x2="15.097cm" svg:y2="6.08cm">
          <text:p/>
        </draw:line>
        <draw:line draw:style-name="gr16" draw:text-style-name="P7" draw:layer="layout" svg:x1="15.859cm" svg:y1="2.27cm" svg:x2="15.859cm" svg:y2="3.159cm">
          <text:p/>
        </draw:line>
        <draw:line draw:style-name="gr17" draw:text-style-name="P7" draw:layer="layout" svg:x1="4.683cm" svg:y1="2.524cm" svg:x2="5.191cm" svg:y2="2.524cm">
          <text:p/>
        </draw:line>
        <draw:line draw:style-name="gr17" draw:text-style-name="P7" draw:layer="layout" svg:x1="5.191cm" svg:y1="3.286cm" svg:x2="4.683cm" svg:y2="3.286cm">
          <text:p/>
        </draw:line>
        <draw:line draw:style-name="gr17" draw:text-style-name="P7" draw:layer="layout" svg:x1="4.683cm" svg:y1="3.54cm" svg:x2="5.191cm" svg:y2="3.54cm">
          <text:p/>
        </draw:line>
        <draw:line draw:style-name="gr27" draw:text-style-name="P7" draw:layer="layout" svg:x1="5.191cm" svg:y1="4.302cm" svg:x2="4.683cm" svg:y2="4.302cm">
          <text:p/>
        </draw:line>
        <draw:line draw:style-name="gr27" draw:text-style-name="P7" draw:layer="layout" svg:x1="4.683cm" svg:y1="4.556cm" svg:x2="5.191cm" svg:y2="4.556cm">
          <text:p/>
        </draw:line>
        <draw:custom-shape draw:style-name="gr12" draw:text-style-name="P6" draw:layer="layout" svg:width="1.778cm" svg:height="0.762cm" svg:x="12.176cm" svg:y="4.175cm">
          <text:p text:style-name="P5"><text:span text:style-name="T1">TX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6" draw:layer="layout" svg:width="1.778cm" svg:height="0.762cm" svg:x="12.176cm" svg:y="6.207cm">
          <text:p text:style-name="P5"><text:span text:style-name="T1">RX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1" draw:text-style-name="P7" draw:layer="layout" svg:x1="10.271cm" svg:y1="2.397cm" svg:x2="10.271cm" svg:y2="2.016cm">
          <text:p/>
        </draw:line>
        <draw:line draw:style-name="gr16" draw:text-style-name="P7" draw:layer="layout" svg:x1="13.573cm" svg:y1="2.27cm" svg:x2="13.573cm" svg:y2="3.032cm">
          <text:p/>
        </draw:line>
        <draw:line draw:style-name="gr36" draw:text-style-name="P7" draw:layer="layout" svg:x1="13.065cm" svg:y1="3.794cm" svg:x2="13.065cm" svg:y2="4.175cm">
          <text:p/>
        </draw:line>
        <draw:line draw:style-name="gr36" draw:text-style-name="P7" draw:layer="layout" svg:x1="12.557cm" svg:y1="2.651cm" svg:x2="12.557cm" svg:y2="3.032cm">
          <text:p/>
        </draw:line>
        <draw:line draw:style-name="gr8" draw:text-style-name="P7" draw:layer="layout" svg:x1="9.509cm" svg:y1="2.905cm" svg:x2="9.509cm" svg:y2="2.651cm">
          <text:p/>
        </draw:line>
        <draw:line draw:style-name="gr8" draw:text-style-name="P7" draw:layer="layout" svg:x1="12.557cm" svg:y1="2.651cm" svg:x2="9.509cm" svg:y2="2.651cm">
          <text:p/>
        </draw:line>
        <draw:custom-shape draw:style-name="gr12" draw:text-style-name="P6" draw:layer="layout" svg:width="1.778cm" svg:height="0.762cm" svg:x="17.383cm" svg:y="3.667cm">
          <text:p text:style-name="P5"><text:span text:style-name="T1">FIFO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7" draw:text-style-name="P7" draw:layer="layout" svg:x1="19.161cm" svg:y1="3.921cm" svg:x2="20.812cm" svg:y2="3.921cm">
          <text:p/>
        </draw:line>
        <draw:custom-shape draw:style-name="gr12" draw:text-style-name="P6" draw:layer="layout" svg:width="1.778cm" svg:height="0.762cm" svg:x="17.256cm" svg:y="3.54cm">
          <text:p text:style-name="P5"><text:span text:style-name="T1">FIFO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6" draw:text-style-name="P7" draw:layer="layout" svg:x1="11.795cm" svg:y1="4.556cm" svg:x2="12.176cm" svg:y2="4.556cm">
          <text:p/>
        </draw:line>
        <draw:line draw:style-name="gr36" draw:text-style-name="P7" draw:layer="layout" svg:x1="11.795cm" svg:y1="6.588cm" svg:x2="12.176cm" svg:y2="6.588cm">
          <text:p/>
        </draw:line>
        <draw:line draw:style-name="gr8" draw:text-style-name="P7" draw:layer="layout" svg:x1="11.795cm" svg:y1="6.588cm" svg:x2="11.795cm" svg:y2="3.921cm">
          <text:p/>
        </draw:line>
        <draw:line draw:style-name="gr36" draw:text-style-name="P7" draw:layer="layout" svg:x1="11.795cm" svg:y1="6.588cm" svg:x2="11.414cm" svg:y2="6.588cm">
          <text:p/>
        </draw:line>
        <draw:line draw:style-name="gr36" draw:text-style-name="P7" draw:layer="layout" svg:x1="11.795cm" svg:y1="3.921cm" svg:x2="11.414cm" svg:y2="3.921cm">
          <text:p/>
        </draw:line>
        <draw:line draw:style-name="gr17" draw:text-style-name="P7" draw:layer="layout" svg:x1="13.954cm" svg:y1="4.556cm" svg:x2="14.335cm" svg:y2="4.556cm">
          <text:p/>
        </draw:line>
        <draw:line draw:style-name="gr17" draw:text-style-name="P7" draw:layer="layout" svg:x1="14.335cm" svg:y1="6.588cm" svg:x2="13.954cm" svg:y2="6.588cm">
          <text:p/>
        </draw:line>
        <draw:custom-shape draw:style-name="gr12" draw:text-style-name="P6" draw:layer="layout" svg:width="1.778cm" svg:height="0.762cm" svg:x="12.303cm" svg:y="3.159cm">
          <text:p text:style-name="P5"><text:span text:style-name="T1">S</text:span><text:span text:style-name="T1">c</text:span><text:span text:style-name="T1">h</text:span><text:span text:style-name="T1">e</text:span><text:span text:style-name="T1">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6" draw:layer="layout" svg:width="1.778cm" svg:height="0.762cm" svg:x="12.176cm" svg:y="3.032cm">
          <text:p text:style-name="P5"><text:span text:style-name="T1">Sche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Ek Mukta" svg:font-family="'Ek Mukta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ource Han Sans SC" svg:font-family="'Source Han Sans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_20_short" draw:display-name="Arrow short" svg:viewBox="0 0 20 13" svg:d="M0 13l10-13 10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SC" style:font-family-asian="'Source Han Sans SC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9-12-26T01:55:06.027931422</meta:creation-date>
    <dc:date>2022-01-20T00:05:36.188675513</dc:date>
    <meta:editing-duration>P11DT11H14M49S</meta:editing-duration>
    <meta:editing-cycles>49</meta:editing-cycles>
    <meta:generator>LibreOffice/7.2.2.2$Linux_X86_64 LibreOffice_project/20$Build-2</meta:generator>
    <meta:document-statistic meta:object-count="128"/>
  </office:meta>
</office:document-meta>
</file>